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4pt" officeooo:rsid="00066d5f" officeooo:paragraph-rsid="00181b47" style:font-size-asian="24pt" style:font-size-complex="24pt"/>
    </style:style>
    <style:style style:name="P2" style:family="paragraph" style:parent-style-name="Text_20_body">
      <style:paragraph-properties fo:text-align="justify" style:justify-single-word="false"/>
      <style:text-properties officeooo:paragraph-rsid="0018d3ef"/>
    </style:style>
    <style:style style:name="P3" style:family="paragraph" style:parent-style-name="Text_20_body">
      <style:paragraph-properties fo:text-align="justify" style:justify-single-word="false"/>
      <style:text-properties officeooo:rsid="001c9146" officeooo:paragraph-rsid="001de87d"/>
    </style:style>
    <style:style style:name="T1" style:family="text">
      <style:text-properties officeooo:rsid="00181b47"/>
    </style:style>
    <style:style style:name="T2" style:family="text">
      <style:text-properties officeooo:rsid="0018d3ef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181b47" style:font-size-asian="10.5pt" style:font-size-complex="12pt"/>
    </style:style>
    <style:style style:name="T5" style:family="text">
      <style:text-properties fo:font-size="12pt" officeooo:rsid="0018c189" style:font-size-asian="10.5pt" style:font-size-complex="12pt"/>
    </style:style>
    <style:style style:name="T6" style:family="text">
      <style:text-properties fo:font-size="12pt" officeooo:rsid="0018d3ef" style:font-size-asian="10.5pt" style:font-size-complex="12pt"/>
    </style:style>
    <style:style style:name="T7" style:family="text">
      <style:text-properties fo:font-size="12pt" officeooo:rsid="001a7e63" style:font-size-asian="10.5pt" style:font-size-complex="12pt"/>
    </style:style>
    <style:style style:name="T8" style:family="text">
      <style:text-properties fo:font-size="12pt" officeooo:rsid="001bf1d4" style:font-size-asian="10.5pt" style:font-size-complex="12pt"/>
    </style:style>
    <style:style style:name="T9" style:family="text">
      <style:text-properties fo:font-size="12pt" officeooo:rsid="0021a90c" style:font-size-asian="10.5pt" style:font-size-complex="12pt"/>
    </style:style>
    <style:style style:name="T10" style:family="text">
      <style:text-properties fo:font-size="12pt" style:text-underline-style="solid" style:text-underline-width="auto" style:text-underline-color="font-color" officeooo:rsid="00181b47" style:font-size-asian="10.5pt" style:font-size-complex="12pt"/>
    </style:style>
    <style:style style:name="T11" style:family="text"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T12" style:family="text">
      <style:text-properties fo:font-size="12pt" style:text-underline-style="solid" style:text-underline-width="auto" style:text-underline-color="font-color" fo:font-weight="bold" officeooo:rsid="001a7e63" style:font-size-asian="10.5pt" style:font-weight-asian="bold" style:font-size-complex="12pt" style:font-weight-complex="bold"/>
    </style:style>
    <style:style style:name="T13" style:family="text">
      <style:text-properties fo:font-size="12pt" style:text-underline-style="solid" style:text-underline-width="auto" style:text-underline-color="font-color" fo:font-weight="bold" officeooo:rsid="00213c2f" style:font-size-asian="10.5pt" style:font-weight-asian="bold" style:font-size-complex="12pt" style:font-weight-complex="bold"/>
    </style:style>
    <style:style style:name="T14" style:family="text">
      <style:text-properties fo:font-size="12pt" style:text-underline-style="solid" style:text-underline-width="auto" style:text-underline-color="font-color" fo:font-weight="bold" officeooo:rsid="0018d3ef" style:font-size-asian="10.5pt" style:font-weight-asian="bold" style:font-size-complex="12pt" style:font-weight-complex="bold"/>
    </style:style>
    <style:style style:name="T15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16" style:family="text">
      <style:text-properties fo:font-size="12pt" style:text-underline-style="none" fo:font-weight="normal" officeooo:rsid="001de87d" style:font-size-asian="10.5pt" style:font-weight-asian="normal" style:font-size-complex="12pt" style:font-weight-complex="normal"/>
    </style:style>
    <style:style style:name="T17" style:family="text">
      <style:text-properties fo:font-size="12pt" style:text-underline-style="none" fo:font-weight="normal" officeooo:rsid="0020e46d" style:font-size-asian="10.5pt" style:font-weight-asian="normal" style:font-size-complex="12pt" style:font-weight-complex="normal"/>
    </style:style>
    <style:style style:name="T18" style:family="text">
      <style:text-properties fo:font-size="12pt" style:text-underline-style="none" fo:font-weight="normal" officeooo:rsid="00213c2f" style:font-size-asian="10.5pt" style:font-weight-asian="normal" style:font-size-complex="12pt" style:font-weight-complex="normal"/>
    </style:style>
    <style:style style:name="T19" style:family="text">
      <style:text-properties fo:font-size="12pt" style:text-underline-style="none" fo:font-weight="normal" officeooo:rsid="0021a90c" style:font-size-asian="10.5pt" style:font-weight-asian="normal" style:font-size-complex="12pt" style:font-weight-complex="normal"/>
    </style:style>
    <style:style style:name="T20" style:family="text">
      <style:text-properties fo:font-size="12pt" style:text-underline-style="none" fo:font-weight="normal" officeooo:rsid="00233b76" style:font-size-asian="10.5pt" style:font-weight-asian="normal" style:font-size-complex="12pt" style:font-weight-complex="normal"/>
    </style:style>
    <style:style style:name="T21" style:family="text">
      <style:text-properties fo:font-size="12pt" style:text-underline-style="none" fo:font-weight="bold" officeooo:rsid="0018d3ef" style:font-size-asian="10.5pt" style:font-weight-asian="bold" style:font-size-complex="12pt" style:font-weight-complex="bold"/>
    </style:style>
    <style:style style:name="T22" style:family="text">
      <style:text-properties fo:font-size="12pt" fo:font-style="italic" style:font-size-asian="10.5pt" style:font-style-asian="italic" style:font-size-complex="12pt" style:font-style-complex="italic"/>
    </style:style>
    <style:style style:name="T23" style:family="text">
      <style:text-properties fo:font-size="12pt" fo:font-style="italic" officeooo:rsid="001de87d" style:font-size-asian="10.5pt" style:font-style-asian="italic" style:font-size-complex="12pt" style:font-style-complex="italic"/>
    </style:style>
    <style:style style:name="T24" style:family="text">
      <style:text-properties fo:font-size="12pt" fo:font-style="italic" officeooo:rsid="0021a90c" style:font-size-asian="10.5pt" style:font-style-asian="italic" style:font-size-complex="12pt" style:font-style-complex="italic"/>
    </style:style>
    <style:style style:name="T25" style:family="text">
      <style:text-properties fo:font-size="12pt" fo:font-style="italic" officeooo:rsid="00181b47" style:font-size-asian="10.5pt" style:font-style-asian="italic" style:font-size-complex="12pt" style:font-style-complex="italic"/>
    </style:style>
    <style:style style:name="T26" style:family="text">
      <style:text-properties fo:font-size="12pt" fo:font-style="italic" officeooo:rsid="0018d3ef" style:font-size-asian="10.5pt" style:font-style-asian="italic" style:font-size-complex="12pt" style:font-style-complex="italic"/>
    </style:style>
    <style:style style:name="T27" style:family="text">
      <style:text-properties fo:font-size="12pt" fo:font-style="italic" officeooo:rsid="0018c189" style:font-size-asian="10.5pt" style:font-style-asian="italic" style:font-size-complex="12pt" style:font-style-complex="italic"/>
    </style:style>
    <style:style style:name="T28" style:family="text">
      <style:text-properties fo:font-size="12pt" fo:font-style="normal" officeooo:rsid="0018d3ef" style:font-size-asian="10.5pt" style:font-style-asian="normal" style:font-size-complex="12pt" style:font-style-complex="normal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инин Иван </text:p>
      <text:p text:style-name="P1"><text:span text:style-name="T1">Третья</text:span> неделя</text:p>
      <text:p text:style-name="P2"><text:span text:style-name="T4">Третью неделю я начал с прочтения главы мануала </text:span><text:span text:style-name="T10">3.1.1.10 Intel® C/C++ Compiler Intrinsics Equivalents Section</text:span><text:span text:style-name="T4"> и статьи, на которую я случайно набрёл ещё на второй неделе: </text:span><text:a xlink:type="simple" xlink:href="https://vc.ru/tech/358124-vektornye-instrukcii-chast-1" text:style-name="Internet_20_link" text:visited-style-name="Visited_20_Internet_20_Link"><text:span text:style-name="T4">https://vc.ru/tech/358124-vektornye-instrukcii-chast-1</text:span></text:a><text:span text:style-name="T4">. Дальше, я хотел реализовать алгоритм поиска без использования интр</text:span><text:span text:style-name="T9">и</text:span><text:span text:style-name="T4">нсиков, но при этом увидеть инструкци</text:span><text:span text:style-name="T9">ю</text:span><text:span text:style-name="T4"> </text:span><text:span text:style-name="T23">phminposuw</text:span><text:span text:style-name="T4"> в дизассемблере. Этого у меня, </text:span><text:span text:style-name="T9">к сожалению,</text:span><text:span text:style-name="T4"> сделать не получилось </text:span><text:span text:style-name="T6">(</text:span><text:span text:style-name="T9">один из вариантов </text:span><text:span text:style-name="T6">код</text:span><text:span text:style-name="T9">а</text:span><text:span text:style-name="T6"> лежит в </text:span><text:span text:style-name="T14">min_search.c</text:span><text:span text:style-name="T21"> </text:span><text:span text:style-name="T18">и </text:span><text:span text:style-name="T13">main.c</text:span><text:span text:style-name="T6">)</text:span><text:span text:style-name="T4">. </text:span><text:span text:style-name="T9">Сам алгоритм</text:span><text:span text:style-name="T4"> я конечно написал и компилировал под всеми возможными уровнями оптимизации, и флаг </text:span><text:span text:style-name="T25">-</text:span><text:span text:style-name="T24">msse4.1</text:span><text:span text:style-name="T9"> постоянно </text:span><text:span text:style-name="T4">включал, и </text:span><text:span text:style-name="T5">пытался сделать на малом числе элементов массива, и на 8 </text:span><text:span text:style-name="T6">элементах</text:span><text:span text:style-name="T5"> (тогда бы массив </text:span><text:span text:style-name="T26">uint16_t</text:span><text:span text:style-name="T5"> полностью помещался в </text:span><text:span text:style-name="T27">xmm</text:span><text:span text:style-name="T5"> регистр </text:span><text:span text:style-name="T6">128 бит</text:span><text:span text:style-name="T5">), и на 100 элементах </text:span><text:span text:style-name="T6">тоже пробовал, </text:span><text:span text:style-name="T8">также пробовал метод из второй недели, т.е. выносил функцию поиска в отдельный файл </text:span><text:span text:style-name="T9">(как раз этот вариант я прикрепил)</text:span><text:span text:style-name="T8">, </text:span><text:span text:style-name="T6">н</text:span><text:span text:style-name="T4">о всё было безуспешно. </text:span><text:span text:style-name="T6">Поэтому я взялся за алгоритм непосредственно использующий интринсик </text:span><text:span text:style-name="T29">__m128i _mm_minpos_epu16 (__m128i a)</text:span>, <text:span text:style-name="T2">соответствующий <text:s/></text:span><text:span text:style-name="T4">инструкци </text:span><text:span text:style-name="T24">phminposuw</text:span><text:span text:style-name="T4"> </text:span><text:span text:style-name="T7">(код лежит в</text:span><text:span text:style-name="T12"> intr_min_search.c</text:span><text:span text:style-name="T7">)</text:span><text:span text:style-name="T4">. </text:span><text:span text:style-name="T6">Так как эта инструкция ищет минимальный элемент типа </text:span><text:span text:style-name="T26">uint16_t</text:span><text:span text:style-name="T6"> в </text:span><text:span text:style-name="T26">xmm</text:span><text:span text:style-name="T6"> </text:span><text:span text:style-name="T9">регистре </text:span><text:span text:style-name="T6">размером 128 бит (т.е. 8 таких </text:span><text:span text:style-name="T26">int</text:span><text:span text:style-name="T6">-ов), то нужно было распилить входной массив на части по 8 таких </text:span><text:span text:style-name="T26">int</text:span><text:span text:style-name="T6">-ов и для каждой части отдельно использовать этот интринсик, а потом результаты в каждой из частей сравнивать между собой. В тех частях, где было меньше 8 таких </text:span><text:span text:style-name="T26">int</text:span><text:span text:style-name="T6">-ов </text:span><text:span text:style-name="T9">(т.е. возможно в первой или последней),</text:span><text:span text:style-name="T6"> работал обычный алгоритм. </text:span></text:p>
      <text:p text:style-name="P3"><text:span text:style-name="T6">З</text:span><text:span text:style-name="T3">атем я принялся за изучение asm-вставок с помощью статьи, которую вы указали, и небольшого видео </text:span><text:a xlink:type="simple" xlink:href="https://www.youtube.com/watch?v=hWq-N3lVAQ4" text:style-name="Internet_20_link" text:visited-style-name="Visited_20_Internet_20_Link"><text:span text:style-name="T3">https://www.youtube.com/watch?v=hWq-N3lVAQ4</text:span></text:a><text:span text:style-name="T3">. Потом собственно я постарался переписать функции в примерах прошлой недели (те, что не содержат в своем дизассемблере инструкций </text:span><text:span text:style-name="T22">call</text:span><text:span text:style-name="T3">). Как я понял, это должны были быть программы </text:span><text:span text:style-name="T11">simple_algebra.c</text:span><text:span text:style-name="T15">, </text:span><text:span text:style-name="T11">double_sum.c</text:span><text:span text:style-name="T15"> и </text:span><text:span text:style-name="T11">arr_sum.с</text:span><text:span text:style-name="T15"> </text:span><text:span text:style-name="T16">(</text:span><text:span text:style-name="T17">что касается последней программы, то тут я решил переписать тот пример сложения массивов с интринсиками, что увидел в статье на второй неделе, с помощью ассемблерных вставок</text:span><text:span text:style-name="T16">). </text:span><text:span text:style-name="T18">B конце я переписал программу для поиска минимального элемента с помощью asm-вставок (код лежит в </text:span><text:span text:style-name="T13">asm_min_search.c</text:span><text:span text:style-name="T18">), которая по структуре </text:span><text:span text:style-name="T19">ничем </text:span><text:span text:style-name="T18">не отличается от той же программы, использовавшей интринсики, кроме как меньшим количеством инструкций в дизассемблере, </text:span><text:span text:style-name="T19">работ</text:span><text:span text:style-name="T20">ающих</text:span><text:span text:style-name="T19"> с xmm регистрами. </text:span><text:span text:style-name="T18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3T02:31:27.893005961</meta:creation-date>
    <dc:date>2023-07-24T20:01:27.601711525</dc:date>
    <meta:editing-duration>PT19M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4" meta:word-count="332" meta:character-count="2358" meta:non-whitespace-character-count="2025"/>
  </office:meta>
</office:document-meta>
</file>